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0000"/>
      <style:text-properties fo:color="#808080"/>
    </style:style>
    <style:style style:name="ce3" style:family="table-cell" style:parent-style-name="Default">
      <style:text-properties fo:color="#808080"/>
    </style:style>
  </office:automatic-styles>
  <office:body>
    <office:spreadsheet>
      <table:table table:name="Functions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>
            <text:p>argon2_compare</text:p>
          </table:table-cell>
          <table:table-cell table:style-name="ce2" table:formula="of:=CONCATENATE(&quot;&quot;&quot;_&quot;;[.A1];&quot;&quot;&quot;&quot;;&quot;,&quot;)" office:value-type="string" office:string-value="&quot;_argon2_compare&quot;,">
            <text:p>"_argon2_compare",</text:p>
          </table:table-cell>
          <table:table-cell table:style-name="ce1" office:value-type="string">
            <text:p>Private function</text:p>
          </table:table-cell>
        </table:table-row>
        <table:table-row table:style-name="ro1">
          <table:table-cell office:value-type="string">
            <text:p>argon2_ctx</text:p>
          </table:table-cell>
          <table:table-cell table:formula="of:=CONCATENATE(&quot;&quot;&quot;_&quot;;[.A2];&quot;&quot;&quot;&quot;;&quot;,&quot;)" office:value-type="string" office:string-value="&quot;_argon2_ctx&quot;,">
            <text:p>"_argon2_ctx",</text:p>
          </table:table-cell>
          <table:table-cell/>
        </table:table-row>
        <table:table-row table:style-name="ro1">
          <table:table-cell office:value-type="string">
            <text:p>argon2_encodedlen</text:p>
          </table:table-cell>
          <table:table-cell table:formula="of:=CONCATENATE(&quot;&quot;&quot;_&quot;;[.A3];&quot;&quot;&quot;&quot;;&quot;,&quot;)" office:value-type="string" office:string-value="&quot;_argon2_encodedlen&quot;,">
            <text:p>"_argon2_encodedlen",</text:p>
          </table:table-cell>
          <table:table-cell/>
        </table:table-row>
        <table:table-row table:style-name="ro1">
          <table:table-cell office:value-type="string">
            <text:p>argon2_error_message</text:p>
          </table:table-cell>
          <table:table-cell table:formula="of:=CONCATENATE(&quot;&quot;&quot;_&quot;;[.A4];&quot;&quot;&quot;&quot;;&quot;,&quot;)" office:value-type="string" office:string-value="&quot;_argon2_error_message&quot;,">
            <text:p>"_argon2_error_message",</text:p>
          </table:table-cell>
          <table:table-cell/>
        </table:table-row>
        <table:table-row table:style-name="ro1">
          <table:table-cell office:value-type="string">
            <text:p>argon2_hash</text:p>
          </table:table-cell>
          <table:table-cell table:formula="of:=CONCATENATE(&quot;&quot;&quot;_&quot;;[.A5];&quot;&quot;&quot;&quot;;&quot;,&quot;)" office:value-type="string" office:string-value="&quot;_argon2_hash&quot;,">
            <text:p>"_argon2_hash",</text:p>
          </table:table-cell>
          <table:table-cell/>
        </table:table-row>
        <table:table-row table:style-name="ro1">
          <table:table-cell office:value-type="string">
            <text:p>argon2_type2string</text:p>
          </table:table-cell>
          <table:table-cell table:formula="of:=CONCATENATE(&quot;&quot;&quot;_&quot;;[.A6];&quot;&quot;&quot;&quot;;&quot;,&quot;)" office:value-type="string" office:string-value="&quot;_argon2_type2string&quot;,">
            <text:p>"_argon2_type2string",</text:p>
          </table:table-cell>
          <table:table-cell/>
        </table:table-row>
        <table:table-row table:style-name="ro1">
          <table:table-cell office:value-type="string">
            <text:p>argon2_verify</text:p>
          </table:table-cell>
          <table:table-cell table:formula="of:=CONCATENATE(&quot;&quot;&quot;_&quot;;[.A7];&quot;&quot;&quot;&quot;;&quot;,&quot;)" office:value-type="string" office:string-value="&quot;_argon2_verify&quot;,">
            <text:p>"_argon2_verify",</text:p>
          </table:table-cell>
          <table:table-cell/>
        </table:table-row>
        <table:table-row table:style-name="ro1">
          <table:table-cell office:value-type="string">
            <text:p>argon2_verify_ctx</text:p>
          </table:table-cell>
          <table:table-cell table:formula="of:=CONCATENATE(&quot;&quot;&quot;_&quot;;[.A8];&quot;&quot;&quot;&quot;;&quot;,&quot;)" office:value-type="string" office:string-value="&quot;_argon2_verify_ctx&quot;,">
            <text:p>"_argon2_verify_ctx",</text:p>
          </table:table-cell>
          <table:table-cell/>
        </table:table-row>
        <table:table-row table:style-name="ro1">
          <table:table-cell office:value-type="string">
            <text:p>argon2d_ctx</text:p>
          </table:table-cell>
          <table:table-cell table:formula="of:=CONCATENATE(&quot;&quot;&quot;_&quot;;[.A9];&quot;&quot;&quot;&quot;;&quot;,&quot;)" office:value-type="string" office:string-value="&quot;_argon2d_ctx&quot;,">
            <text:p>"_argon2d_ctx",</text:p>
          </table:table-cell>
          <table:table-cell/>
        </table:table-row>
        <table:table-row table:style-name="ro1">
          <table:table-cell office:value-type="string">
            <text:p>argon2d_hash_encoded</text:p>
          </table:table-cell>
          <table:table-cell table:formula="of:=CONCATENATE(&quot;&quot;&quot;_&quot;;[.A10];&quot;&quot;&quot;&quot;;&quot;,&quot;)" office:value-type="string" office:string-value="&quot;_argon2d_hash_encoded&quot;,">
            <text:p>"_argon2d_hash_encoded",</text:p>
          </table:table-cell>
          <table:table-cell/>
        </table:table-row>
        <table:table-row table:style-name="ro1">
          <table:table-cell office:value-type="string">
            <text:p>argon2d_hash_raw</text:p>
          </table:table-cell>
          <table:table-cell table:formula="of:=CONCATENATE(&quot;&quot;&quot;_&quot;;[.A11];&quot;&quot;&quot;&quot;;&quot;,&quot;)" office:value-type="string" office:string-value="&quot;_argon2d_hash_raw&quot;,">
            <text:p>"_argon2d_hash_raw",</text:p>
          </table:table-cell>
          <table:table-cell/>
        </table:table-row>
        <table:table-row table:style-name="ro1">
          <table:table-cell office:value-type="string">
            <text:p>argon2d_verify</text:p>
          </table:table-cell>
          <table:table-cell table:formula="of:=CONCATENATE(&quot;&quot;&quot;_&quot;;[.A12];&quot;&quot;&quot;&quot;;&quot;,&quot;)" office:value-type="string" office:string-value="&quot;_argon2d_verify&quot;,">
            <text:p>"_argon2d_verify",</text:p>
          </table:table-cell>
          <table:table-cell/>
        </table:table-row>
        <table:table-row table:style-name="ro1">
          <table:table-cell office:value-type="string">
            <text:p>argon2d_verify_ctx</text:p>
          </table:table-cell>
          <table:table-cell table:formula="of:=CONCATENATE(&quot;&quot;&quot;_&quot;;[.A13];&quot;&quot;&quot;&quot;;&quot;,&quot;)" office:value-type="string" office:string-value="&quot;_argon2d_verify_ctx&quot;,">
            <text:p>"_argon2d_verify_ctx",</text:p>
          </table:table-cell>
          <table:table-cell/>
        </table:table-row>
        <table:table-row table:style-name="ro1">
          <table:table-cell office:value-type="string">
            <text:p>argon2i_ctx</text:p>
          </table:table-cell>
          <table:table-cell table:formula="of:=CONCATENATE(&quot;&quot;&quot;_&quot;;[.A14];&quot;&quot;&quot;&quot;;&quot;,&quot;)" office:value-type="string" office:string-value="&quot;_argon2i_ctx&quot;,">
            <text:p>"_argon2i_ctx",</text:p>
          </table:table-cell>
          <table:table-cell/>
        </table:table-row>
        <table:table-row table:style-name="ro1">
          <table:table-cell office:value-type="string">
            <text:p>argon2i_hash_encoded</text:p>
          </table:table-cell>
          <table:table-cell table:formula="of:=CONCATENATE(&quot;&quot;&quot;_&quot;;[.A15];&quot;&quot;&quot;&quot;;&quot;,&quot;)" office:value-type="string" office:string-value="&quot;_argon2i_hash_encoded&quot;,">
            <text:p>"_argon2i_hash_encoded",</text:p>
          </table:table-cell>
          <table:table-cell/>
        </table:table-row>
        <table:table-row table:style-name="ro1">
          <table:table-cell office:value-type="string">
            <text:p>argon2i_hash_raw</text:p>
          </table:table-cell>
          <table:table-cell table:formula="of:=CONCATENATE(&quot;&quot;&quot;_&quot;;[.A16];&quot;&quot;&quot;&quot;;&quot;,&quot;)" office:value-type="string" office:string-value="&quot;_argon2i_hash_raw&quot;,">
            <text:p>"_argon2i_hash_raw",</text:p>
          </table:table-cell>
          <table:table-cell/>
        </table:table-row>
        <table:table-row table:style-name="ro1">
          <table:table-cell office:value-type="string">
            <text:p>argon2i_verify</text:p>
          </table:table-cell>
          <table:table-cell table:formula="of:=CONCATENATE(&quot;&quot;&quot;_&quot;;[.A17];&quot;&quot;&quot;&quot;;&quot;,&quot;)" office:value-type="string" office:string-value="&quot;_argon2i_verify&quot;,">
            <text:p>"_argon2i_verify",</text:p>
          </table:table-cell>
          <table:table-cell/>
        </table:table-row>
        <table:table-row table:style-name="ro1">
          <table:table-cell office:value-type="string">
            <text:p>argon2i_verify_ctx</text:p>
          </table:table-cell>
          <table:table-cell table:formula="of:=CONCATENATE(&quot;&quot;&quot;_&quot;;[.A18];&quot;&quot;&quot;&quot;;&quot;,&quot;)" office:value-type="string" office:string-value="&quot;_argon2i_verify_ctx&quot;,">
            <text:p>"_argon2i_verify_ctx",</text:p>
          </table:table-cell>
          <table:table-cell/>
        </table:table-row>
        <table:table-row table:style-name="ro1">
          <table:table-cell office:value-type="string">
            <text:p>argon2id_ctx</text:p>
          </table:table-cell>
          <table:table-cell table:formula="of:=CONCATENATE(&quot;&quot;&quot;_&quot;;[.A19];&quot;&quot;&quot;&quot;;&quot;,&quot;)" office:value-type="string" office:string-value="&quot;_argon2id_ctx&quot;,">
            <text:p>"_argon2id_ctx",</text:p>
          </table:table-cell>
          <table:table-cell/>
        </table:table-row>
        <table:table-row table:style-name="ro1">
          <table:table-cell office:value-type="string">
            <text:p>argon2id_hash_encoded</text:p>
          </table:table-cell>
          <table:table-cell table:formula="of:=CONCATENATE(&quot;&quot;&quot;_&quot;;[.A20];&quot;&quot;&quot;&quot;;&quot;,&quot;)" office:value-type="string" office:string-value="&quot;_argon2id_hash_encoded&quot;,">
            <text:p>"_argon2id_hash_encoded",</text:p>
          </table:table-cell>
          <table:table-cell/>
        </table:table-row>
        <table:table-row table:style-name="ro1">
          <table:table-cell office:value-type="string">
            <text:p>argon2id_hash_raw</text:p>
          </table:table-cell>
          <table:table-cell table:formula="of:=CONCATENATE(&quot;&quot;&quot;_&quot;;[.A21];&quot;&quot;&quot;&quot;;&quot;,&quot;)" office:value-type="string" office:string-value="&quot;_argon2id_hash_raw&quot;,">
            <text:p>"_argon2id_hash_raw",</text:p>
          </table:table-cell>
          <table:table-cell/>
        </table:table-row>
        <table:table-row table:style-name="ro1">
          <table:table-cell office:value-type="string">
            <text:p>argon2id_verify</text:p>
          </table:table-cell>
          <table:table-cell table:formula="of:=CONCATENATE(&quot;&quot;&quot;_&quot;;[.A22];&quot;&quot;&quot;&quot;;&quot;,&quot;)" office:value-type="string" office:string-value="&quot;_argon2id_verify&quot;,">
            <text:p>"_argon2id_verify",</text:p>
          </table:table-cell>
          <table:table-cell/>
        </table:table-row>
        <table:table-row table:style-name="ro1">
          <table:table-cell office:value-type="string">
            <text:p>argon2id_verify_ctx</text:p>
          </table:table-cell>
          <table:table-cell table:formula="of:=CONCATENATE(&quot;&quot;&quot;_&quot;;[.A23];&quot;&quot;&quot;&quot;;&quot;,&quot;)" office:value-type="string" office:string-value="&quot;_argon2id_verify_ctx&quot;,">
            <text:p>"_argon2id_verify_ctx",</text:p>
          </table:table-cell>
          <table:table-cell/>
        </table:table-row>
        <table:table-row table:style-name="ro1" table:number-rows-repeated="1048552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6">06/12/2023</text:date>, <text:time>03:1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06T02:28:00.77</meta:creation-date>
    <dc:date>2023-12-06T03:11:12.10</dc:date>
    <meta:editing-duration>PT2M28S</meta:editing-duration>
    <meta:editing-cycles>4</meta:editing-cycles>
    <meta:generator>OpenOffice/4.1.14$Win32 OpenOffice.org_project/4114m1$Build-9811</meta:generator>
    <meta:document-statistic meta:table-count="1" meta:cell-count="47" meta:object-count="0"/>
  </office:meta>
</office:document-meta>
</file>